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draw:fill="solid" draw:fill-color="#eeeeee" draw:textarea-horizontal-align="justify" draw:textarea-vertical-align="middle" draw:auto-grow-height="false"/>
    </style:style>
    <style:style style:name="gr2" style:family="graphic" style:parent-style-name="standard">
      <style:graphic-properties draw:stroke="solid" svg:stroke-color="#333333" draw:fill="none" draw:fill-color="#b2b2b2" draw:opacity="50%" draw:textarea-horizontal-align="justify" draw:textarea-vertical-align="middle" draw:auto-grow-height="false" draw:shadow-opacity="50%"/>
    </style:style>
    <style:style style:name="gr3" style:family="graphic" style:parent-style-name="standard" style:list-style-name="L1">
      <style:graphic-properties draw:stroke="none" draw:fill="solid" draw:fill-color="#eeeeee" draw:textarea-horizontal-align="justify" draw:textarea-vertical-align="middle" draw:auto-grow-height="false"/>
    </style:style>
    <style:style style:name="gr4" style:family="graphic" style:parent-style-name="standard" style:list-style-name="L1">
      <style:graphic-properties draw:stroke="solid" svg:stroke-width="0.2cm" svg:stroke-color="#dd4814" draw:marker-start-width="0.8cm" draw:marker-end-width="0.8cm" draw:fill="solid" draw:fill-color="#eeeeee" draw:textarea-horizontal-align="justify" draw:textarea-vertical-align="middle" draw:auto-grow-height="false" fo:padding-top="0.225cm" fo:padding-bottom="0.225cm" fo:padding-left="0.35cm" fo:padding-right="0.35cm"/>
    </style:style>
    <style:style style:name="gr5" style:family="graphic" style:parent-style-name="standard" style:list-style-name="L1">
      <style:graphic-properties draw:stroke="none" draw:fill="solid" draw:fill-color="#eeeeee" draw:textarea-horizontal-align="justify" draw:textarea-vertical-align="middle" draw:auto-grow-height="false"/>
    </style:style>
    <style:style style:name="gr6" style:family="graphic" style:parent-style-name="standard" style:list-style-name="L1">
      <style:graphic-properties draw:stroke="none" draw:fill="solid" draw:fill-color="#aea79f" draw:textarea-horizontal-align="justify" draw:textarea-vertical-align="middle" draw:auto-grow-height="false"/>
    </style:style>
    <style:style style:name="gr7" style:family="graphic" style:parent-style-name="standard" style:list-style-name="L1">
      <style:graphic-properties draw:stroke="none" draw:fill="solid" draw:fill-color="#aea79f" draw:textarea-horizontal-align="justify" draw:textarea-vertical-align="middle" draw:auto-grow-height="false"/>
    </style:style>
    <style:style style:name="gr8" style:family="graphic" style:parent-style-name="standard" style:list-style-name="L1">
      <style:graphic-properties draw:stroke="none" draw:fill="solid" draw:fill-color="#aea79f" draw:textarea-horizontal-align="justify" draw:textarea-vertical-align="middle" draw:auto-grow-height="false"/>
    </style:style>
    <style:style style:name="gr9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aea79f" draw:fill="none" draw:fill-color="#ffffff" fo:min-height="0.5cm"/>
    </style:style>
    <style:style style:name="gr11" style:family="graphic" style:parent-style-name="objectwithoutfill">
      <style:graphic-properties draw:stroke="dash" draw:stroke-dash="Fine_20_Dashed" svg:stroke-width="0.1cm" svg:stroke-color="#aea79f" draw:marker-start-width="0.35cm" draw:marker-end-width="0.35cm" draw:fill="none" draw:fill-color="#ff8080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draw:fill="solid" draw:fill-color="#dd4814" draw:textarea-horizontal-align="justify" draw:textarea-vertical-align="middle" draw:auto-grow-height="false"/>
    </style:style>
    <style:style style:name="gr13" style:family="graphic" style:parent-style-name="standard" style:list-style-name="L1">
      <style:graphic-properties draw:stroke="none" draw:fill="solid" draw:fill-color="#eeeeee" draw:textarea-horizontal-align="justify" draw:textarea-vertical-align="middle" draw:auto-grow-height="false"/>
    </style:style>
    <style:style style:name="gr14" style:family="graphic" style:parent-style-name="objectwithoutfill">
      <style:graphic-properties draw:stroke="dash" draw:stroke-dash="Fine_20_Dashed" svg:stroke-width="0.1cm" draw:marker-start-width="0.5cm" draw:marker-end="Arrow" draw:marker-end-width="0.4cm" draw:fill="none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draw:stroke="solid" draw:stroke-dash="Fine_20_Dashed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draw:stroke="solid" draw:stroke-dash="Fine_20_Dashed" svg:stroke-width="0.1cm" draw:marker-start="Arrow" draw:marker-start-width="0.4cm" draw:marker-end="Arrow" draw:marker-end-width="0.4cm" draw:fill="none" draw:textarea-vertical-align="middle" fo:padding-top="0.175cm" fo:padding-bottom="0.175cm" fo:padding-left="0.3cm" fo:padding-right="0.3cm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style:text-properties fo:font-size="16pt" fo:font-style="italic" style:font-size-asian="16pt" style:font-style-asian="italic" style:font-size-complex="16pt" style:font-style-complex="italic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546cm" svg:height="2.115cm" svg:x="5.4cm" svg:y="10.672cm">
          <text:p text:style-name="P1"><text:span text:style-name="T1">Build brain-like </text:span></text:p>
          <text:p text:style-name="P1"><text:span text:style-name="T1">mach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0cm" svg:height="3.7cm" svg:x="4.5cm" svg:y="9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0cm" svg:height="3.9cm" svg:x="4.5cm" svg:y="5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5cm" svg:height="2.8cm" svg:x="8.5cm" svg:y="2.6cm">
          <text:p text:style-name="P1"><text:span text:style-name="T2">Neuromorphic </text:span></text:p>
          <text:p text:style-name="P1"><text:span text:style-name="T2">Enginee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5.8cm" svg:height="2.7cm" svg:x="9.1cm" svg:y="13.9cm">
          <text:p text:style-name="P1"><text:span text:style-name="T2">Cognition on</text:span></text:p>
          <text:p text:style-name="P1"><text:span text:style-name="T2">Neuromorphic H/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3.5cm" svg:height="2.1cm" svg:x="9.6cm" svg:y="6.9cm">
          <text:p text:style-name="P1"><text:span text:style-name="T2">SN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4cm" svg:height="2.5cm" svg:x="19.8cm" svg:y="2.9cm">
          <text:p text:style-name="P1"><text:span text:style-name="T2">Machine</text:span></text:p>
          <text:p text:style-name="P1"><text:span text:style-name="T2">Learn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3.5cm" svg:height="1.9cm" svg:x="20cm" svg:y="7cm">
          <text:p text:style-name="P1"><text:span text:style-name="T2">AN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5.2cm" svg:height="2.7cm" svg:x="19.2cm" svg:y="10.3cm">
          <text:p text:style-name="P1"><text:span text:style-name="T2">AI</text:span></text:p>
          <text:p text:style-name="P1"><text:span text:style-name="T2">Engineering </text:span></text:p>
          <text:p text:style-name="P1"><text:span text:style-name="T2">Problem 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3" draw:layer="layout" svg:x1="11.3cm" svg:y1="5.3cm" svg:x2="11.3cm" svg:y2="6.9cm">
          <text:p/>
        </draw:line>
        <draw:line draw:style-name="gr9" draw:text-style-name="P3" draw:layer="layout" svg:x1="21.8cm" svg:y1="5.4cm" svg:x2="21.8cm" svg:y2="7cm">
          <text:p/>
        </draw:line>
        <draw:line draw:style-name="gr9" draw:text-style-name="P3" draw:layer="layout" svg:x1="21.8cm" svg:y1="8.9cm" svg:x2="21.8cm" svg:y2="10.6cm">
          <text:p/>
        </draw:line>
        <draw:frame draw:style-name="gr10" draw:text-style-name="P4" draw:layer="layout" svg:width="4.9cm" svg:height="0.886cm" svg:x="4.6cm" svg:y="5.7cm">
          <draw:text-box>
            <text:p><text:span text:style-name="T3">Method</text:span></text:p>
          </draw:text-box>
        </draw:frame>
        <draw:frame draw:style-name="gr10" draw:text-style-name="P4" draw:layer="layout" svg:width="4.9cm" svg:height="0.886cm" svg:x="4.7cm" svg:y="9.714cm">
          <draw:text-box>
            <text:p><text:span text:style-name="T3">Objectives</text:span></text:p>
          </draw:text-box>
        </draw:frame>
        <draw:line draw:style-name="gr11" draw:text-style-name="P3" draw:layer="layout" svg:x1="18.4cm" svg:y1="2.3cm" svg:x2="18.4cm" svg:y2="17.5cm">
          <text:p/>
        </draw:line>
        <draw:custom-shape draw:style-name="gr12" draw:text-style-name="P3" draw:layer="layout" svg:width="5.8cm" svg:height="0.7cm" svg:x="13.5cm" svg:y="7.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20cm" svg:height="3.7cm" svg:x="4.5cm" svg:y="13.3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4.9cm" svg:height="0.886cm" svg:x="4.7cm" svg:y="13.514cm">
          <draw:text-box>
            <text:p><text:span text:style-name="T3">Long-term goal</text:span></text:p>
          </draw:text-box>
        </draw:frame>
        <draw:custom-shape draw:style-name="gr13" draw:text-style-name="P2" draw:layer="layout" svg:width="4.498cm" svg:height="2.185cm" svg:x="13.102cm" svg:y="10.615cm">
          <text:p text:style-name="P1"><text:span text:style-name="T1">Model</text:span></text:p>
          <text:p text:style-name="P1"><text:span text:style-name="T1">the br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3" draw:layer="layout" svg:x1="13.8cm" svg:y1="12.8cm" svg:x2="13cm" svg:y2="13.8cm">
          <text:p/>
        </draw:line>
        <draw:line draw:style-name="gr15" draw:text-style-name="P3" draw:layer="layout" svg:x1="10.4cm" svg:y1="9cm" svg:x2="9.7cm" svg:y2="10.6cm">
          <text:p/>
        </draw:line>
        <draw:line draw:style-name="gr15" draw:text-style-name="P3" draw:layer="layout" svg:x1="12.2cm" svg:y1="9cm" svg:x2="13.4cm" svg:y2="10.5cm">
          <text:p/>
        </draw:line>
        <draw:line draw:style-name="gr16" draw:text-style-name="P3" draw:layer="layout" svg:x1="10cm" svg:y1="11.6cm" svg:x2="13cm" svg:y2="11.6cm">
          <text:p/>
        </draw:line>
        <draw:line draw:style-name="gr15" draw:text-style-name="P3" draw:layer="layout" svg:x1="9.4cm" svg:y1="12.7cm" svg:x2="10.4cm" svg:y2="13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2T09:35:41.655581022</meta:creation-date>
    <dc:date>2016-11-01T15:47:48.178596269</dc:date>
    <meta:editing-duration>PT1H20M18S</meta:editing-duration>
    <meta:editing-cycles>14</meta:editing-cycles>
    <meta:generator>LibreOffice/4.2.8.2$Linux_X86_64 LibreOffice_project/420m0$Build-2</meta:generator>
    <meta:document-statistic meta:object-count="24"/>
  </office:meta>
</office:document-meta>
</file>